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office:font-face-decls>
  <office:automatic-styles>
    <style:style style:name="Table1" style:family="table">
      <style:table-properties style:width="6.8972in" fo:margin-left="0.0014in" fo:margin-right="0.0014in" fo:break-before="page" table:align="margins" style:shadow="none" style:may-break-between-rows="false"/>
    </style:style>
    <style:style style:name="Table1.A" style:family="table-column">
      <style:table-column-properties style:column-width="1.0007in" style:rel-column-width="1442*"/>
    </style:style>
    <style:style style:name="Table1.B" style:family="table-column">
      <style:table-column-properties style:column-width="0.5986in" style:rel-column-width="862*"/>
    </style:style>
    <style:style style:name="Table1.D" style:family="table-column">
      <style:table-column-properties style:column-width="4.6993in" style:rel-column-width="6770*"/>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Footer">
      <style:text-properties fo:font-size="10pt" style:font-size-asian="10pt" style:font-size-complex="10pt"/>
    </style:style>
    <style:style style:name="P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text-properties fo:font-size="12pt" style:font-size-asian="12pt" style:font-size-complex="12pt"/>
    </style:style>
    <style:style style:name="P6" style:family="paragraph" style:parent-style-name="Standard">
      <style:text-properties fo:font-size="12pt" fo:font-style="italic" style:font-size-asian="12pt" style:font-style-asian="italic" style:font-size-complex="12pt" style:font-style-complex="italic"/>
    </style:style>
    <style:style style:name="P7" style:family="paragraph" style:parent-style-name="Standard">
      <style:text-properties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margin-left="0.5in" fo:margin-right="0in"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Courier New" fo:font-size="12pt" fo:font-weight="normal" style:font-size-asian="12pt" style:font-weight-asian="normal" style:font-size-complex="12pt" style:font-weight-complex="normal"/>
    </style:style>
    <style:style style:name="P11" style:family="paragraph" style:parent-style-name="Table_20_Heading">
      <style:paragraph-properties fo:text-align="start" style:justify-single-word="false"/>
      <style:text-properties fo:font-size="10.5pt" style:font-size-asian="10.5pt" style:font-size-complex="10.5pt"/>
    </style:style>
    <style:style style:name="P12" style:family="paragraph" style:parent-style-name="Table_20_Heading">
      <style:paragraph-properties fo:text-align="center" style:justify-single-word="false"/>
      <style:text-properties fo:font-size="10.5pt" style:font-size-asian="10.5pt" style:font-size-complex="10.5pt"/>
    </style:style>
    <style:style style:name="P13" style:family="paragraph" style:parent-style-name="Table_20_Contents">
      <style:paragraph-properties fo:text-align="start" style:justify-single-word="false"/>
      <style:text-properties fo:font-size="10.5pt" style:font-size-asian="10.5pt" style:font-size-complex="10.5pt"/>
    </style:style>
    <style:style style:name="P14" style:family="paragraph" style:parent-style-name="Standard">
      <style:paragraph-properties fo:text-align="start" style:justify-single-word="false" fo:break-before="page"/>
      <style:text-properties fo:font-size="12pt" fo:font-style="italic" fo:font-weight="normal" style:font-size-asian="12pt" style:font-style-asian="italic" style:font-weight-asian="normal" style:font-size-complex="12pt" style:font-style-complex="italic" style:font-weight-complex="normal"/>
    </style:style>
    <style:style style:name="P15" style:family="paragraph" style:parent-style-name="Standard">
      <style:paragraph-properties fo:margin-left="0.4in" fo:margin-right="0in" fo:text-align="start" style:justify-single-word="false" fo:text-indent="0in" style:auto-text-indent="false"/>
      <style:text-properties style:font-name="Courier New"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list-style-name="L1">
      <style:text-properties fo:font-size="12pt" fo:font-weight="normal" style:font-size-asian="12pt" style:font-weight-asian="normal" style:font-size-complex="12pt" style:font-weight-complex="normal"/>
    </style:style>
    <style:style style:name="P17" style:family="paragraph" style:parent-style-name="Table_20_Contents">
      <style:paragraph-properties fo:text-align="start" style:justify-single-word="false"/>
      <style:text-properties fo:font-size="10.5pt" style:font-size-asian="10.5pt" style:font-size-complex="10.5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underline-style="none" fo:font-weight="bold" style:font-weight-asian="bold" style:font-weight-complex="bold"/>
    </style:style>
    <style:style style:name="T4"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S220 Library User's Manual</text:p>
      <text:p text:style-name="P4">May 17, 2007</text:p>
      <text:p text:style-name="P5"/>
      <text:p text:style-name="P6">Introduction</text:p>
      <text:p text:style-name="P5">The CS220 library contains several <text:span text:style-name="T1">routines that simplify input and output from assembly language programs. <text:s/>The included routines are listed in Table 1.</text:span></text:p>
      <text:p text:style-name="P3"/>
      <text:p text:style-name="P7">Examples</text:p>
      <text:p text:style-name="P3">Assume we have the following definitions in the data section:</text:p>
      <text:p text:style-name="P3"/>
      <text:p text:style-name="P10">.section .data</text:p>
      <text:p text:style-name="P10">msg1: .asciz “Hello world!”</text:p>
      <text:p text:style-name="P10">msg2: .asciz “Enter an integer: ”</text:p>
      <text:p text:style-name="P10">msg3: .asciz “Enter a line of text”</text:p>
      <text:p text:style-name="P10">buff: .fill 80</text:p>
      <text:p text:style-name="P10">xval: .int 12345</text:p>
      <text:p text:style-name="P10">yval: .int 0</text:p>
      <text:p text:style-name="P3"/>
      <text:p text:style-name="P5">The following code illustrates the use of several of the routines in the library.</text:p>
      <text:p text:style-name="P5"/>
      <text:p text:style-name="P10"># Display "Hello world!" message</text:p>
      <text:p text:style-name="P10">movl <text:s text:c="3"/>$msg1, %eax</text:p>
      <text:p text:style-name="P10">call <text:s text:c="3"/>print_str</text:p>
      <text:p text:style-name="P10">call <text:s text:c="3"/>print_nl</text:p>
      <text:p text:style-name="P10"/>
      <text:p text:style-name="P10"># Display the value of the xval variable</text:p>
      <text:p text:style-name="P10">movl <text:s text:c="3"/>xval, %eax</text:p>
      <text:p text:style-name="P10">call <text:s text:c="3"/>print_int</text:p>
      <text:p text:style-name="P10">call <text:s text:c="3"/>print_nl</text:p>
      <text:p text:style-name="P10"/>
      <text:p text:style-name="P10"># Prompt for an integer, store in yval variable</text:p>
      <text:p text:style-name="P10">movl <text:s text:c="3"/>$msg2, %eax</text:p>
      <text:p text:style-name="P10">call <text:s text:c="3"/>print_str</text:p>
      <text:p text:style-name="P10">call <text:s text:c="3"/>read_int</text:p>
      <text:p text:style-name="P10">movl <text:s text:c="3"/>%eax, yval</text:p>
      <text:p text:style-name="P10">call <text:s text:c="3"/>read_nl</text:p>
      <text:p text:style-name="P10"/>
      <text:p text:style-name="P10"># Prompt for a line of text, store at location buff</text:p>
      <text:p text:style-name="P10"># Display the line of text.</text:p>
      <text:p text:style-name="P10">movl <text:s text:c="3"/>$msg3, %eax</text:p>
      <text:p text:style-name="P10">call <text:s text:c="3"/>print_str</text:p>
      <text:p text:style-name="P10">call <text:s text:c="3"/>print_nl</text:p>
      <text:p text:style-name="P10">movl <text:s text:c="3"/>$buff, %eax</text:p>
      <text:p text:style-name="P10">call <text:s text:c="3"/>read_line</text:p>
      <text:p text:style-name="P10">movl <text:s text:c="3"/>$buff, %eax</text:p>
      <text:p text:style-name="P10">call <text:s text:c="3"/>print_str</text:p>
      <text:p text:style-name="P10">call <text:s text:c="3"/>print_nl</text:p>
      <text:p text:style-name="P5"><text:soft-page-break/>Note that, in AT&amp;T syntax, <text:span text:style-name="T2">$label</text:span> is an address while <text:span text:style-name="T2">label</text:span><text:span text:style-name="T1"> is a memory reference, so “movl xval, %eax” would move the value stored at memory location </text:span><text:span text:style-name="T2">xval</text:span><text:span text:style-name="T1"> into register </text:span><text:span text:style-name="T2">EAX</text:span><text:span text:style-name="T1">, while “movl $xval, %eax” would move the address of </text:span><text:span text:style-name="T2">xval</text:span><text:span text:style-name="T1"> into register </text:span><text:span text:style-name="T2">EAX</text:span><text:span text:style-name="T1">.</text:span></text:p>
      <text:p text:style-name="P3"/>
      <text:p text:style-name="P7">Notes</text:p>
      <text:list xml:id="list30557522" text:style-name="L1">
        <text:list-item>
          <text:p text:style-name="P16">All of the routines use the C stdio routines for input/output.</text:p>
        </text:list-item>
      </text:list>
      <text:p text:style-name="P3"/>
      <text:list xml:id="list30618059" text:continue-numbering="true" text:style-name="L1">
        <text:list-item>
          <text:p text:style-name="P16">All of the output routines (<text:span text:style-name="T2">print_char</text:span>, <text:span text:style-name="T2">print_int</text:span>, <text:span text:style-name="T2">print_uint</text:span>, <text:span text:style-name="T2">print_int</text:span>, <text:span text:style-name="T2">print_single</text:span>, <text:span text:style-name="T2">print_double</text:span>, <text:span text:style-name="T2">print_str</text:span>, <text:span text:style-name="T2">print_nl</text:span>) flush the stdout buffer after calling the stdio output routine. Although this is not efficient, it ensures that output appears on the screen immediately. Beginning programmers usually expect output to appear immediately when an output routine is used and troubleshooting efforts via instrumentation (using print statements) can be stymied if this is not the case.</text:p>
        </text:list-item>
      </text:list>
      <text:p text:style-name="P3"/>
      <text:list xml:id="list30612777" text:continue-numbering="true" text:style-name="L1">
        <text:list-item>
          <text:p text:style-name="P16">The <text:span text:style-name="T2">read_int</text:span>, <text:span text:style-name="T2">read_uint</text:span>, <text:span text:style-name="T2">read_single</text:span>, <text:span text:style-name="T2">read_double</text:span>, and <text:span text:style-name="T2">read_str</text:span> routines skip over any leading whitespace (space, tabs, line feeds, carriage returns, etc) while the <text:span text:style-name="T2">read_char</text:span> and <text:span text:style-name="T2">read_line</text:span> routines do not. <text:s/>However, <text:span text:style-name="T2">read_int</text:span>, <text:span text:style-name="T2">read_uint</text:span>, <text:span text:style-name="T2">read_single</text:span>, <text:span text:style-name="T2">read_double</text:span>, and <text:span text:style-name="T2">read_str</text:span> leave trailing whitespace in the input stream. <text:s/>This can cause unexpected behavior when mixing calls that skip whitespace with those that do not. <text:s/>For example, using <text:span text:style-name="T2">read_int</text:span> to read an integer at the end of a line and then calling <text:span text:style-name="T2">read_line</text:span> will actually read what is left in the line after the integer (perhaps nothing) and not the next line. <text:s/>Use <text:span text:style-name="T2">read_nl</text:span> after the call to <text:span text:style-name="T2">read_int</text:span> and before the call to <text:span text:style-name="T2">read_line</text:span> to read the whitespace (including the line feed) after the integer. <text:s/>The call to <text:span text:style-name="T2">read_line</text:span> will then read the next line.</text:p>
        </text:list-item>
      </text:list>
      <text:p text:style-name="P3"/>
      <text:p text:style-name="P7">Usage</text:p>
      <text:p text:style-name="P3">An assembly program to be linked with the library should have the following general form:</text:p>
      <text:p text:style-name="P3"/>
      <text:p text:style-name="P10">.globl _asm_main</text:p>
      <text:p text:style-name="P10"/>
      <text:p text:style-name="P10"># Initialized data goes in the data segment</text:p>
      <text:p text:style-name="P10">.section .data</text:p>
      <text:p text:style-name="P10"/>
      <text:p text:style-name="P10"># Uninitialized data goes in the bss segment</text:p>
      <text:p text:style-name="P10">.section .bss</text:p>
      <text:p text:style-name="P10"/>
      <text:p text:style-name="P10"># Code goes in the text segment</text:p>
      <text:p text:style-name="P10">.section .text</text:p>
      <text:p text:style-name="P10">_asm_main:</text:p>
      <text:p text:style-name="P10"><text:tab/>enter<text:tab/>$0, $0<text:tab/><text:tab/># set up stack frame</text:p>
      <text:p text:style-name="P10"><text:tab/>pusha<text:tab/><text:tab/><text:tab/><text:tab/># save all registers</text:p>
      <text:p text:style-name="P10"/>
      <text:p text:style-name="P10"><text:tab/># User-written code goes here.</text:p>
      <text:p text:style-name="P10"/>
      <text:p text:style-name="P10"><text:tab/>popa<text:tab/><text:tab/><text:tab/><text:tab/><text:tab/># restore all registers</text:p>
      <text:p text:style-name="P10"><text:tab/>movl<text:tab/><text:tab/>$0, %eax<text:tab/><text:tab/># return program status in eax</text:p>
      <text:p text:style-name="P10"><text:tab/>leave<text:tab/><text:tab/><text:tab/><text:tab/># restore stack frame</text:p>
      <text:p text:style-name="P10"><text:tab/>ret</text:p>
      <text:p text:style-name="P5"><text:soft-page-break/>The name of the entry point must be _<text:span text:style-name="T3">asm_main</text:span><text:span text:style-name="T4"> and _</text:span><text:span text:style-name="T3">asm_main</text:span><text:span text:style-name="T4"> must be declared global as shown. <text:s/>This code is in the </text:span><text:span text:style-name="T3">skeleton.s</text:span><text:span text:style-name="T4"> file that is in the library archive.</text:span></text:p>
      <text:p text:style-name="P8"/>
      <text:p text:style-name="P5">To link assembly file <text:span text:style-name="T2">foobar.s</text:span><text:span text:style-name="T1"> with the library (</text:span><text:span text:style-name="T2">libcs220.a</text:span><text:span text:style-name="T1">) invoke </text:span><text:span text:style-name="T2">g++</text:span><text:span text:style-name="T1"> as follows:</text:span></text:p>
      <text:p text:style-name="P3"/>
      <text:p text:style-name="P10">g++ -o foobar foobar.s -LLIBDIR -lcs220</text:p>
      <text:p text:style-name="P3"/>
      <text:p text:style-name="P3">where <text:span text:style-name="T2">LIBDIR</text:span> should be replaced by the path to the directory containing the library (use a single period to represent the current directory). <text:s/></text:p>
      <text:p text:style-name="P3"/>
      <text:p text:style-name="P3">The library includes a C++ <text:span text:style-name="T2">main</text:span> program that calls <text:span text:style-name="T2">_asm_main</text:span>. <text:s/>If you want to link your own C++ <text:span text:style-name="T2">main</text:span> programs with an assembly routine that calls I/O routines in the CS220 library you will need to use the following compilation options:</text:p>
      <text:p text:style-name="P3"/>
      <text:p text:style-name="P10">g++ -o foobar -Wl,--defsym -Wl,_asm_main=0 <text:s/>\</text:p>
      <text:p text:style-name="P10"><text:s text:c="4"/>-Wl,--allow-multiple-definition foo.cpp bar.s \</text:p>
      <text:p text:style-name="P10"><text:s text:c="4"/>-LLIBDIR -lcs220</text:p>
      <text:p text:style-name="P3"/>
      <text:p text:style-name="P3">The options after “-Wl,” (that's W-ell, not W-one) are passed to the linker and are necessary to prevent link errors due to the multiple definitions of <text:span text:style-name="T2">main</text:span> (and presumably an undefined <text:span text:style-name="T2">_asm_main</text:span> routine). <text:s/>In a <text:span text:style-name="T2">Makefile</text:span> this can be accomplished more neatly using:</text:p>
      <text:p text:style-name="P3"/>
      <text:p text:style-name="P10">LDOPTSA=-Wl,--defsym -Wl,_asm_main=0 </text:p>
      <text:p text:style-name="P10">LDOPTS=$(LDOPTSA) -Wl,--allow-multiple-definition</text:p>
      <text:p text:style-name="P10"/>
      <text:p text:style-name="P10">foobar: foo.cpp bar.s</text:p>
      <text:p text:style-name="P10"><text:tab/>g++ -o foobar $(LDOPTS) foo.cpp bar.s -LLIBDIR -lcs220</text:p>
      <text:p text:style-name="P3"/>
      <text:p text:style-name="P3"/>
      <table:table table:name="Table1" table:style-name="Table1">
        <table:table-column table:style-name="Table1.A"/>
        <table:table-column table:style-name="Table1.B" table:number-columns-repeated="2"/>
        <table:table-column table:style-name="Table1.D"/>
        <table:table-header-rows>
          <table:table-row>
            <table:table-cell table:style-name="Table1.A1" office:value-type="string">
              <text:p text:style-name="P11">Name</text:p>
            </table:table-cell>
            <table:table-cell table:style-name="Table1.A1" office:value-type="string">
              <text:p text:style-name="P12">Input</text:p>
              <text:p text:style-name="P12">Register</text:p>
            </table:table-cell>
            <table:table-cell table:style-name="Table1.A1" office:value-type="string">
              <text:p text:style-name="P12">Output</text:p>
              <text:p text:style-name="P12">Register</text:p>
            </table:table-cell>
            <table:table-cell table:style-name="Table1.D1" office:value-type="string">
              <text:p text:style-name="P11">Description</text:p>
            </table:table-cell>
          </table:table-row>
        </table:table-header-rows>
        <table:table-row>
          <table:table-cell table:style-name="Table1.A2" office:value-type="string">
            <text:p text:style-name="P13">print_char</text:p>
          </table:table-cell>
          <table:table-cell table:style-name="Table1.A2" office:value-type="string">
            <text:p text:style-name="P13">%eax</text:p>
          </table:table-cell>
          <table:table-cell table:style-name="Table1.A2" office:value-type="string">
            <text:p text:style-name="P13"/>
          </table:table-cell>
          <table:table-cell table:style-name="Table1.D2" office:value-type="string">
            <text:p text:style-name="P13">Sends an ASCII character stored in register EAX to standard output. <text:s/>The character should be stored in the lowest byte of the EAX register. <text:s/>The upper three bytes should contain zeros.</text:p>
          </table:table-cell>
        </table:table-row>
        <table:table-row>
          <table:table-cell table:style-name="Table1.A2" office:value-type="string">
            <text:p text:style-name="P13">print_int</text:p>
          </table:table-cell>
          <table:table-cell table:style-name="Table1.A2" office:value-type="string">
            <text:p text:style-name="P13">%eax</text:p>
          </table:table-cell>
          <table:table-cell table:style-name="Table1.A2" office:value-type="string">
            <text:p text:style-name="P13"/>
          </table:table-cell>
          <table:table-cell table:style-name="Table1.D2" office:value-type="string">
            <text:p text:style-name="P13">Converts a 32 bit signed integer stored in register EAX to ASCII and sends the result to standard output.</text:p>
          </table:table-cell>
        </table:table-row>
        <table:table-row>
          <table:table-cell table:style-name="Table1.A2" office:value-type="string">
            <text:p text:style-name="P13">print_uint</text:p>
          </table:table-cell>
          <table:table-cell table:style-name="Table1.A2" office:value-type="string">
            <text:p text:style-name="P13">%eax</text:p>
          </table:table-cell>
          <table:table-cell table:style-name="Table1.A2" office:value-type="string">
            <text:p text:style-name="P13"/>
          </table:table-cell>
          <table:table-cell table:style-name="Table1.D2" office:value-type="string">
            <text:p text:style-name="P13">Converts a 32 bit unsigned integer stored in register EAX to ASCII and sends the result to the standard output.</text:p>
          </table:table-cell>
        </table:table-row>
        <table:table-row>
          <table:table-cell table:style-name="Table1.A2" office:value-type="string">
            <text:p text:style-name="P13">print_single</text:p>
            <text:p text:style-name="P13">print_double</text:p>
          </table:table-cell>
          <table:table-cell table:style-name="Table1.A2" office:value-type="string">
            <text:p text:style-name="P13">%st(0)</text:p>
          </table:table-cell>
          <table:table-cell table:style-name="Table1.A2" office:value-type="string">
            <text:p text:style-name="P13"/>
          </table:table-cell>
          <table:table-cell table:style-name="Table1.D2" office:value-type="string">
            <text:p text:style-name="P13">Converts a 32/64 bit float stored in register ST(0) to ASCII and sends the result to the standard output.</text:p>
          </table:table-cell>
        </table:table-row>
        <table:table-row>
          <table:table-cell table:style-name="Table1.A2" office:value-type="string">
            <text:p text:style-name="P13">print_singleptr</text:p>
            <text:p text:style-name="P13">print_doubleptr</text:p>
          </table:table-cell>
          <table:table-cell table:style-name="Table1.A2" office:value-type="string">
            <text:p text:style-name="P13">%eax</text:p>
          </table:table-cell>
          <table:table-cell table:style-name="Table1.A2" office:value-type="string">
            <text:p text:style-name="P13"/>
          </table:table-cell>
          <table:table-cell table:style-name="Table1.D2" office:value-type="string">
            <text:p text:style-name="P13">Converts a 32/64 bit float stored at address in EAX to ASCII and sends the result to the standard output.</text:p>
          </table:table-cell>
        </table:table-row>
        <table:table-row>
          <table:table-cell table:style-name="Table1.A2" office:value-type="string">
            <text:p text:style-name="P13">print_str</text:p>
          </table:table-cell>
          <table:table-cell table:style-name="Table1.A2" office:value-type="string">
            <text:p text:style-name="P13">%eax</text:p>
          </table:table-cell>
          <table:table-cell table:style-name="Table1.A2" office:value-type="string">
            <text:p text:style-name="P13"/>
          </table:table-cell>
          <table:table-cell table:style-name="Table1.D2" office:value-type="string">
            <text:p text:style-name="P13">Sends a null-terminated C string (ASCII char array) whose address is in EAX to standard output.</text:p>
          </table:table-cell>
        </table:table-row>
        <table:table-row>
          <table:table-cell table:style-name="Table1.A2" office:value-type="string">
            <text:p text:style-name="P13">print_nl</text:p>
          </table:table-cell>
          <table:table-cell table:style-name="Table1.A2" office:value-type="string">
            <text:p text:style-name="P13"/>
          </table:table-cell>
          <table:table-cell table:style-name="Table1.A2" office:value-type="string">
            <text:p text:style-name="P13"/>
          </table:table-cell>
          <table:table-cell table:style-name="Table1.D2" office:value-type="string">
            <text:p text:style-name="P13">Sends an ASCII line feed character to standard output.</text:p>
          </table:table-cell>
        </table:table-row>
        <table:table-row>
          <table:table-cell table:style-name="Table1.A2" office:value-type="string">
            <text:p text:style-name="P13">read_char</text:p>
          </table:table-cell>
          <table:table-cell table:style-name="Table1.A2" office:value-type="string">
            <text:p text:style-name="P13"/>
          </table:table-cell>
          <table:table-cell table:style-name="Table1.A2" office:value-type="string">
            <text:p text:style-name="P13">%eax</text:p>
          </table:table-cell>
          <table:table-cell table:style-name="Table1.D2" office:value-type="string">
            <text:p text:style-name="P13">Returns a character read from standard input in register EAX. <text:s/>The character is returned in the lowest byte of EAX, the upper three bytes are set to zero.</text:p>
          </table:table-cell>
        </table:table-row>
        <table:table-row>
          <table:table-cell table:style-name="Table1.A2" office:value-type="string">
            <text:p text:style-name="P13">read_int</text:p>
          </table:table-cell>
          <table:table-cell table:style-name="Table1.A2" office:value-type="string">
            <text:p text:style-name="P13"/>
          </table:table-cell>
          <table:table-cell table:style-name="Table1.A2" office:value-type="string">
            <text:p text:style-name="P13">%eax</text:p>
          </table:table-cell>
          <table:table-cell table:style-name="Table1.D2" office:value-type="string">
            <text:p text:style-name="P13">Converts an ASCII representation of an integer read from standard input to a signed 32 bit integer and returns the result in register EAX. <text:s/>Leading whitespace is skipped.</text:p>
          </table:table-cell>
        </table:table-row>
        <table:table-row>
          <table:table-cell table:style-name="Table1.A2" office:value-type="string">
            <text:p text:style-name="P13">read_uint</text:p>
          </table:table-cell>
          <table:table-cell table:style-name="Table1.A2" office:value-type="string">
            <text:p text:style-name="P13"/>
          </table:table-cell>
          <table:table-cell table:style-name="Table1.A2" office:value-type="string">
            <text:p text:style-name="P13">%eax</text:p>
          </table:table-cell>
          <table:table-cell table:style-name="Table1.D2" office:value-type="string">
            <text:p text:style-name="P13">Converts an ASCII representation of a positive integer read from standard input to an unsigned 32 bit integer and returns the result in register EAX. <text:s/>Leading whitespace is skipped.</text:p>
          </table:table-cell>
        </table:table-row>
        <table:table-row>
          <table:table-cell table:style-name="Table1.A2" office:value-type="string">
            <text:p text:style-name="P13">read_single</text:p>
            <text:p text:style-name="P13">read_double</text:p>
          </table:table-cell>
          <table:table-cell table:style-name="Table1.A2" office:value-type="string">
            <text:p text:style-name="P13"/>
          </table:table-cell>
          <table:table-cell table:style-name="Table1.A2" office:value-type="string">
            <text:p text:style-name="P13">%st(0)</text:p>
          </table:table-cell>
          <table:table-cell table:style-name="Table1.D2" office:value-type="string">
            <text:p text:style-name="P13">Converts an ASCII representation of a float read from standard input to a 32/64 bit float and returns the result in ST(0). <text:s/>Leading whitespace is skipped.</text:p>
          </table:table-cell>
        </table:table-row>
        <table:table-row>
          <table:table-cell table:style-name="Table1.A2" office:value-type="string">
            <text:p text:style-name="P13">read_singleptr</text:p>
            <text:p text:style-name="P13">read_doubleptr</text:p>
          </table:table-cell>
          <table:table-cell table:style-name="Table1.A2" office:value-type="string">
            <text:p text:style-name="P13">%eax</text:p>
          </table:table-cell>
          <table:table-cell table:style-name="Table1.A2" office:value-type="string">
            <text:p text:style-name="P13"/>
          </table:table-cell>
          <table:table-cell table:style-name="Table1.D2" office:value-type="string">
            <text:p text:style-name="P13">Converts an ASCII representation of a float read from standard input to a 32/64 bit and stores the result at the address in register EAX. <text:s/>Leading whitespace is skipped.</text:p>
          </table:table-cell>
        </table:table-row>
        <table:table-row>
          <table:table-cell table:style-name="Table1.A2" office:value-type="string">
            <text:p text:style-name="P13">read_str</text:p>
          </table:table-cell>
          <table:table-cell table:style-name="Table1.A2" office:value-type="string">
            <text:p text:style-name="P13">%eax</text:p>
          </table:table-cell>
          <table:table-cell table:style-name="Table1.A2" office:value-type="string">
            <text:p text:style-name="P13"/>
          </table:table-cell>
          <table:table-cell table:style-name="Table1.D2" office:value-type="string">
            <text:p text:style-name="P13">Reads a white-space delimited string (a word) from standard input and stores it at the address in register EAX. <text:s/>The string is null terminated. <text:s/>Leading whitespace is skipped.</text:p>
          </table:table-cell>
        </table:table-row>
        <table:table-row>
          <table:table-cell table:style-name="Table1.A2" office:value-type="string">
            <text:p text:style-name="P13">read_line</text:p>
          </table:table-cell>
          <table:table-cell table:style-name="Table1.A2" office:value-type="string">
            <text:p text:style-name="P13">%eax</text:p>
          </table:table-cell>
          <table:table-cell table:style-name="Table1.A2" office:value-type="string">
            <text:p text:style-name="P13"/>
          </table:table-cell>
          <table:table-cell table:style-name="Table1.D2" office:value-type="string">
            <text:p text:style-name="P13">Reads a linefeed terminated line from standard input and stores it at the address in register EAX. <text:s/>The string is null terminated. <text:s/>The linefeed is removed from the input buffer. <text:s/>Reads in a maximum of 255 characters. <text:s/>The buffer should be 256 bytes in length (255 characters plus the trailing null character). <text:s/>The buffer may be shorter, but then buffer overflow may occur if the input line contains more characters than the buffer can hold.</text:p>
          </table:table-cell>
        </table:table-row>
        <table:table-row>
          <table:table-cell table:style-name="Table1.A2" office:value-type="string">
            <text:p text:style-name="P13">read_nl</text:p>
          </table:table-cell>
          <table:table-cell table:style-name="Table1.A2" office:value-type="string">
            <text:p text:style-name="P13"/>
          </table:table-cell>
          <table:table-cell table:style-name="Table1.A2" office:value-type="string">
            <text:p text:style-name="P13"/>
          </table:table-cell>
          <table:table-cell table:style-name="Table1.D2" office:value-type="string">
            <text:p text:style-name="P13">Reads and discards all characters up to and including the next linefeed.</text:p>
          </table:table-cell>
        </table:table-row>
        <table:table-row>
          <table:table-cell table:style-name="Table1.A2" office:value-type="string">
            <text:p text:style-name="P13">str_length</text:p>
          </table:table-cell>
          <table:table-cell table:style-name="Table1.A2" office:value-type="string">
            <text:p text:style-name="P13">%eax</text:p>
          </table:table-cell>
          <table:table-cell table:style-name="Table1.A2" office:value-type="string">
            <text:p text:style-name="P13">%eax</text:p>
          </table:table-cell>
          <table:table-cell table:style-name="Table1.D2" office:value-type="string">
            <text:p text:style-name="P13">Determines the length of a null-terminated C string (ASCII char array) whose address is in EAX. <text:s/>The null-terminating byte is not included in the length value. <text:s/>The length is returned in the EAX register.</text:p>
          </table:table-cell>
        </table:table-row>
      </table:table>
      <text:p text:style-name="P8"/>
      <text:p text:style-name="P2">Table 1: Routines in the CS220 Assembly Library</text:p>
      <text:p text:style-name="P14">Preprocessing and Debugging</text:p>
      <text:p text:style-name="P9">Assembly source code files that have a .S (uppercase s) suffix are automatically run through the C preprocessor when assembled using either <text:span text:style-name="T2">gcc</text:span> or <text:span text:style-name="T2">g++</text:span>. <text:s/>Source code files that have a .s (lowercase s) are assumed to be pure assembly and may not contain preprocessor directives. <text:s/>The use of preprocessor definitions in assembly can result in programs that are easier to read and maintain. <text:s/>They are particularly useful when using local variables in an assembly subprogram. <text:s/>For example:</text:p>
      <text:p text:style-name="P9"/>
      <text:p text:style-name="P15">#define<text:tab/>X_INT<text:tab/>-4(%ebp)</text:p>
      <text:p text:style-name="P15">#define<text:tab/>Y_DBL<text:tab/>-12(%ebp)</text:p>
      <text:p text:style-name="P9"/>
      <text:p text:style-name="P9">The X_INT and Y_DBL labels can then be used throughout the assembly source code file.</text:p>
      <text:p text:style-name="P9"/>
      <text:p text:style-name="P9">There is a slight problem when trying to debug assembly-with-preprocessor source code. <text:s/>The preprocessor creates a pure assembly source code file in the /tmp directory that is then run through the assembler. <text:s/>When the debugger is started it looks for an assembly source file in the /tmp directory (which has since been deleted) and not the original assembly-with-preprocessor source file. <text:s/>The solution is to either use pure assembly when wanting to use the debugger (use a lowercase s suffix for the assembly source code file) or to break down preprocessing and assembly into two separate stages. <text:s/>I prefer to use the asm suffix on files that contain assembly-with-preprocessor source code. <text:s/>(This prevents problems on case insensitive file systems.) <text:s/>To create an object file with debugging information from a source file named <text:span text:style-name="T2">foo.asm</text:span> then do the following:</text:p>
      <text:p text:style-name="P9"/>
      <text:p text:style-name="P15">cpp -P -x assembler-with-cpp foo.asm foo.s</text:p>
      <text:p text:style-name="P15">g++ -g -c foo.s</text:p>
      <text:p text:style-name="P9"/>
      <text:p text:style-name="P9">The file <text:span text:style-name="T2">foo.s</text:span><text:span text:style-name="T1"> will then serve as the source code file for the debugger. <text:s/>It should be similar enough to the original </text:span><text:span text:style-name="T2">foo.asm</text:span><text:span text:style-name="T1"> file so that debugging is not too confusing.</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font-size-asian="10pt" style:font-size-complex="10pt"/>
    </style:style>
    <style:page-layout style:name="Mpm1">
      <style:page-layout-properties fo:page-width="8.5in" fo:page-height="11in" style:num-format="1" style:print-orientation="portrait" fo:margin-top="0.8in" fo:margin-bottom="0.8in" fo:margin-left="0.8in" fo:margin-right="0.8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CS220<text:tab/><text:page-number text:select-page="current">5</text:page-number><text:tab/>Richards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6-03-10T15:23:11</meta:creation-date>
    <dc:creator>Tony Richardson</dc:creator>
    <dc:date>2010-04-13T10:51:04.66</dc:date>
    <dc:language>en-US</dc:language>
    <meta:editing-cycles>35</meta:editing-cycles>
    <meta:editing-duration>PT11H05M13S</meta:editing-duration>
    <meta:document-statistic meta:table-count="1" meta:image-count="0" meta:object-count="0" meta:page-count="5" meta:paragraph-count="141" meta:word-count="1457" meta:character-count="8935"/>
    <meta:user-defined meta:name="Info 1"/>
    <meta:user-defined meta:name="Info 2"/>
    <meta:user-defined meta:name="Info 3"/>
    <meta:user-defined meta:name="Info 4"/>
  </office:meta>
</office:document-meta>
</file>